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7680000043BECE937F8.png"/>
  <manifest:file-entry manifest:media-type="image/png" manifest:full-path="Pictures/1000000000000780000004806E033BB8.png"/>
  <manifest:file-entry manifest:media-type="image/png" manifest:full-path="Pictures/100000000000078000000480A667AF4F.png"/>
  <manifest:file-entry manifest:media-type="image/png" manifest:full-path="Pictures/100000000000032000000258EC0B43F6.png"/>
  <manifest:file-entry manifest:media-type="image/png" manifest:full-path="Pictures/100000000000078000000480B06E1B8C.png"/>
  <manifest:file-entry manifest:media-type="image/png" manifest:full-path="Pictures/100000000000078000000480BF0D9BD8.png"/>
  <manifest:file-entry manifest:media-type="image/png" manifest:full-path="Pictures/10000000000003200000025819812F21.png"/>
  <manifest:file-entry manifest:media-type="image/png" manifest:full-path="Pictures/100000000000032000000258386DF58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lyt-bluegrey-notes">
      <style:graphic-properties draw:fill-color="#ffffff" draw:auto-grow-height="true" fo:min-height="12.572cm"/>
    </style:style>
    <style:style style:name="pr2" style:family="presentation" style:parent-style-name="lyt-bluegrey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color="#ffffff"/>
    </style:style>
    <style:style style:name="P3" style:family="paragraph">
      <style:text-properties fo:font-size="26.3999996185303pt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>
        <office:forms form:automatic-focus="false" form:apply-design-mode="false"/>
        <draw:frame draw:style-name="gr1" draw:text-style-name="P1" draw:layer="layout" svg:width="27.811cm" svg:height="17.712cm" svg:x="0.189cm" svg:y="1.27cm">
          <draw:image xlink:href="Pictures/100000000000078000000480BF0D9BD8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grey">
        <draw:frame draw:style-name="gr1" draw:text-style-name="P1" draw:layer="layout" svg:width="27.811cm" svg:height="16.799cm" svg:x="0.189cm" svg:y="3.81cm">
          <draw:image xlink:href="Pictures/1000000000000780000004806E033BB8.png" xlink:type="simple" xlink:show="embed" xlink:actuate="onLoad">
            <text:p/>
          </draw:image>
        </draw:frame>
        <draw:frame draw:style-name="gr3" draw:text-style-name="P2" draw:layer="layout" svg:width="18.796cm" svg:height="1.675cm" svg:x="3.81cm" svg:y="1.27cm">
          <draw:text-box>
            <text:p text:style-name="P2"><text:span text:style-name="T1">Enter 3 records....qty 100, Date 11/28 ; qty 200, Date 11/29, etc</text:span></text:p>
            <text:p text:style-name="P2"><text:span text:style-name="T1"/></text:p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grey">
        <draw:frame draw:style-name="gr1" draw:text-style-name="P1" draw:layer="layout" svg:width="27.811cm" svg:height="16.799cm" svg:x="0.189cm" svg:y="2.183cm">
          <draw:image xlink:href="Pictures/100000000000078000000480B06E1B8C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grey">
        <draw:frame draw:style-name="gr1" draw:text-style-name="P1" draw:layer="layout" svg:width="27.811cm" svg:height="15.783cm" svg:x="0.189cm" svg:y="5.08cm">
          <draw:image xlink:href="Pictures/100000000000078000000480A667AF4F.png" xlink:type="simple" xlink:show="embed" xlink:actuate="onLoad">
            <text:p/>
          </draw:image>
        </draw:frame>
        <draw:frame draw:style-name="gr3" draw:text-style-name="P2" draw:layer="layout" svg:width="19.558cm" svg:height="4.523cm" svg:x="3.302cm" svg:y="0.557cm">
          <draw:text-box>
            <text:p text:style-name="P2"><text:span text:style-name="T1">Click 'Run' </text:span></text:p>
            <text:p text:style-name="P2"><text:span text:style-name="T1">All unscheduled records will appear as green. <text:s/>You must enter a Cell (anything) and a QtySched. <text:s/>When these two fields are non-blank...click 'Commit' and it will commit any schedules that are non-blank. <text:s/>Then Click 'Run' again...and click 'Print' on any record. <text:s/>The duedate and qty will show on the master ticket. <text:s/>See next slide.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grey">
        <draw:frame draw:style-name="gr1" draw:text-style-name="P1" draw:layer="layout" svg:width="27.811cm" svg:height="15.993cm" svg:x="0.189cm" svg:y="2.586cm">
          <draw:image xlink:href="Pictures/10000000000007680000043BECE937F8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luegrad" xlink:href="Pictures/100000000000032000000258386DF587.png" xlink:type="simple" xlink:show="embed" xlink:actuate="onLoad"/>
    <draw:fill-image draw:name="bluelines2" xlink:href="Pictures/100000000000032000000258EC0B43F6.png" xlink:type="simple" xlink:show="embed" xlink:actuate="onLoad"/>
    <draw:fill-image draw:name="bluelinesdark" xlink:href="Pictures/10000000000003200000025819812F21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gra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bluegrey" style:page-layout-name="PM1" draw:style-name="Mdp2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5.265cm" svg:height="10.476cm" svg:x="3.161cm" svg:y="2.123cm" presentation:class="page"/>
        <draw:frame presentation:style-name="lyt-bluegrey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sdf asdf</meta:initial-creator>
    <meta:creation-date>2017-11-28T10:06:51.97</meta:creation-date>
    <meta:editing-duration>PT14M15S</meta:editing-duration>
    <meta:editing-cycles>2</meta:editing-cycles>
    <dc:date>2017-11-28T10:20:50.53</dc:date>
    <dc:creator>asdf asdf</dc:creator>
    <meta:document-statistic meta:object-count="49"/>
    <meta:generator>OpenOffice/4.1.3$Win32 OpenOffice.org_project/413m1$Build-9783</meta:generator>
  </office:meta>
</office:document-meta>
</file>